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15in"/>
    </style:style>
    <style:style style:name="Table2.B" style:family="table-column">
      <style:table-column-properties style:column-width="1.9444in"/>
    </style:style>
    <style:style style:name="Table2.C" style:family="table-column">
      <style:table-column-properties style:column-width="0.5854in"/>
    </style:style>
    <style:style style:name="Table2.D" style:family="table-column">
      <style:table-column-properties style:column-width="1.4111in"/>
    </style:style>
    <style:style style:name="Table2.E" style:family="table-column">
      <style:table-column-properties style:column-width="1.6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715in"/>
    </style:style>
    <style:style style:name="Table3.B" style:family="table-column">
      <style:table-column-properties style:column-width="1.9444in"/>
    </style:style>
    <style:style style:name="Table3.C" style:family="table-column">
      <style:table-column-properties style:column-width="0.5854in"/>
    </style:style>
    <style:style style:name="Table3.D" style:family="table-column">
      <style:table-column-properties style:column-width="1.4111in"/>
    </style:style>
    <style:style style:name="Table3.E" style:family="table-column">
      <style:table-column-properties style:column-width="1.6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715in"/>
    </style:style>
    <style:style style:name="Table4.B" style:family="table-column">
      <style:table-column-properties style:column-width="1.9444in"/>
    </style:style>
    <style:style style:name="Table4.C" style:family="table-column">
      <style:table-column-properties style:column-width="0.5854in"/>
    </style:style>
    <style:style style:name="Table4.D" style:family="table-column">
      <style:table-column-properties style:column-width="1.4111in"/>
    </style:style>
    <style:style style:name="Table4.E" style:family="table-column">
      <style:table-column-properties style:column-width="1.614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15in"/>
    </style:style>
    <style:style style:name="Table1.B" style:family="table-column">
      <style:table-column-properties style:column-width="1.9444in"/>
    </style:style>
    <style:style style:name="Table1.C" style:family="table-column">
      <style:table-column-properties style:column-width="0.5854in"/>
    </style:style>
    <style:style style:name="Table1.D" style:family="table-column">
      <style:table-column-properties style:column-width="1.4111in"/>
    </style:style>
    <style:style style:name="Table1.E" style:family="table-column">
      <style:table-column-properties style:column-width="1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3715in"/>
    </style:style>
    <style:style style:name="Table5.B" style:family="table-column">
      <style:table-column-properties style:column-width="1.9444in"/>
    </style:style>
    <style:style style:name="Table5.C" style:family="table-column">
      <style:table-column-properties style:column-width="0.5854in"/>
    </style:style>
    <style:style style:name="Table5.D" style:family="table-column">
      <style:table-column-properties style:column-width="1.4111in"/>
    </style:style>
    <style:style style:name="Table5.E" style:family="table-column">
      <style:table-column-properties style:column-width="1.61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a7839" officeooo:paragraph-rsid="001d9683"/>
    </style:style>
    <style:style style:name="P2" style:family="paragraph" style:parent-style-name="Table_20_Contents">
      <style:text-properties officeooo:rsid="001a7839" officeooo:paragraph-rsid="002a3dcf"/>
    </style:style>
    <style:style style:name="P3" style:family="paragraph" style:parent-style-name="Table_20_Contents">
      <style:text-properties officeooo:rsid="001a7839" officeooo:paragraph-rsid="002c30f4"/>
    </style:style>
    <style:style style:name="P4" style:family="paragraph" style:parent-style-name="Table_20_Contents">
      <style:text-properties officeooo:rsid="001a7839" officeooo:paragraph-rsid="002e670e"/>
    </style:style>
    <style:style style:name="P5" style:family="paragraph" style:parent-style-name="Table_20_Contents">
      <style:text-properties officeooo:rsid="001a7839" officeooo:paragraph-rsid="0039985f"/>
    </style:style>
    <style:style style:name="P6" style:family="paragraph" style:parent-style-name="Table_20_Contents">
      <style:text-properties officeooo:rsid="001a7839" officeooo:paragraph-rsid="003a07d7"/>
    </style:style>
    <style:style style:name="P7" style:family="paragraph" style:parent-style-name="Table_20_Contents">
      <style:text-properties officeooo:rsid="001a7839" officeooo:paragraph-rsid="003bd5ac"/>
    </style:style>
    <style:style style:name="P8" style:family="paragraph" style:parent-style-name="Table_20_Contents">
      <style:text-properties officeooo:rsid="001a7839" officeooo:paragraph-rsid="0040a2aa"/>
    </style:style>
    <style:style style:name="P9" style:family="paragraph" style:parent-style-name="Table_20_Contents">
      <style:text-properties officeooo:rsid="001a7839" officeooo:paragraph-rsid="0046bb61"/>
    </style:style>
    <style:style style:name="P10" style:family="paragraph" style:parent-style-name="Table_20_Contents">
      <style:text-properties officeooo:rsid="001a7839" officeooo:paragraph-rsid="0050f0da"/>
    </style:style>
    <style:style style:name="P11" style:family="paragraph" style:parent-style-name="Table_20_Contents">
      <style:text-properties officeooo:rsid="001a7839" officeooo:paragraph-rsid="006666b0"/>
    </style:style>
    <style:style style:name="P12" style:family="paragraph" style:parent-style-name="Table_20_Contents">
      <style:text-properties officeooo:rsid="001a7839" officeooo:paragraph-rsid="006fc968"/>
    </style:style>
    <style:style style:name="P13" style:family="paragraph" style:parent-style-name="Table_20_Contents">
      <style:paragraph-properties fo:text-align="center" style:justify-single-word="false"/>
      <style:text-properties officeooo:rsid="001adebb" officeooo:paragraph-rsid="001d9683"/>
    </style:style>
    <style:style style:name="P14" style:family="paragraph" style:parent-style-name="Table_20_Contents">
      <style:paragraph-properties fo:text-align="center" style:justify-single-word="false"/>
      <style:text-properties officeooo:paragraph-rsid="001d9683"/>
    </style:style>
    <style:style style:name="P15" style:family="paragraph" style:parent-style-name="Table_20_Contents">
      <style:text-properties fo:color="#800000" officeooo:rsid="001a7839" officeooo:paragraph-rsid="002e670e"/>
    </style:style>
    <style:style style:name="P16" style:family="paragraph" style:parent-style-name="Table_20_Contents">
      <style:text-properties fo:color="#800000" officeooo:rsid="00339259" officeooo:paragraph-rsid="00339259"/>
    </style:style>
    <style:style style:name="P17" style:family="paragraph" style:parent-style-name="Table_20_Contents">
      <style:text-properties fo:color="#800000" officeooo:rsid="003dae1d" officeooo:paragraph-rsid="003dae1d"/>
    </style:style>
    <style:style style:name="P18" style:family="paragraph" style:parent-style-name="Table_20_Contents">
      <style:text-properties officeooo:rsid="0024c4bc" officeooo:paragraph-rsid="0024c4bc"/>
    </style:style>
    <style:style style:name="P19" style:family="paragraph" style:parent-style-name="Table_20_Contents">
      <style:text-properties officeooo:rsid="0026573a" officeooo:paragraph-rsid="0026573a"/>
    </style:style>
    <style:style style:name="P20" style:family="paragraph" style:parent-style-name="Table_20_Contents">
      <style:text-properties officeooo:rsid="0027e975" officeooo:paragraph-rsid="0027e975"/>
    </style:style>
    <style:style style:name="P21" style:family="paragraph" style:parent-style-name="Table_20_Contents">
      <style:text-properties officeooo:rsid="002c30f4" officeooo:paragraph-rsid="002c30f4"/>
    </style:style>
    <style:style style:name="P22" style:family="paragraph" style:parent-style-name="Table_20_Contents">
      <style:text-properties officeooo:rsid="002f7f27" officeooo:paragraph-rsid="002f7f27"/>
    </style:style>
    <style:style style:name="P23" style:family="paragraph" style:parent-style-name="Table_20_Contents">
      <style:text-properties officeooo:rsid="00302c45" officeooo:paragraph-rsid="00302c45"/>
    </style:style>
    <style:style style:name="P24" style:family="paragraph" style:parent-style-name="Table_20_Contents">
      <style:text-properties officeooo:rsid="00302c45" officeooo:paragraph-rsid="0031e5c5"/>
    </style:style>
    <style:style style:name="P25" style:family="paragraph" style:parent-style-name="Table_20_Contents">
      <style:text-properties officeooo:rsid="0030bc7e" officeooo:paragraph-rsid="0030bc7e"/>
    </style:style>
    <style:style style:name="P26" style:family="paragraph" style:parent-style-name="Table_20_Contents">
      <style:text-properties officeooo:rsid="0031e5c5" officeooo:paragraph-rsid="0031e5c5"/>
    </style:style>
    <style:style style:name="P27" style:family="paragraph" style:parent-style-name="Table_20_Contents">
      <style:text-properties officeooo:rsid="00339259" officeooo:paragraph-rsid="00339259"/>
    </style:style>
    <style:style style:name="P28" style:family="paragraph" style:parent-style-name="Table_20_Contents">
      <style:text-properties officeooo:rsid="003611ba" officeooo:paragraph-rsid="003611ba"/>
    </style:style>
    <style:style style:name="P29" style:family="paragraph" style:parent-style-name="Table_20_Contents">
      <style:text-properties officeooo:rsid="00373084" officeooo:paragraph-rsid="00373084"/>
    </style:style>
    <style:style style:name="P30" style:family="paragraph" style:parent-style-name="Table_20_Contents">
      <style:text-properties officeooo:rsid="00373084" officeooo:paragraph-rsid="003fa6d5"/>
    </style:style>
    <style:style style:name="P31" style:family="paragraph" style:parent-style-name="Table_20_Contents">
      <style:text-properties officeooo:rsid="0039985f" officeooo:paragraph-rsid="0039985f"/>
    </style:style>
    <style:style style:name="P32" style:family="paragraph" style:parent-style-name="Table_20_Contents">
      <style:text-properties officeooo:rsid="003a07d7" officeooo:paragraph-rsid="003a07d7"/>
    </style:style>
    <style:style style:name="P33" style:family="paragraph" style:parent-style-name="Table_20_Contents">
      <style:text-properties officeooo:rsid="003bd5ac" officeooo:paragraph-rsid="003bd5ac"/>
    </style:style>
    <style:style style:name="P34" style:family="paragraph" style:parent-style-name="Table_20_Contents">
      <style:text-properties officeooo:rsid="003fa6d5" officeooo:paragraph-rsid="003fa6d5"/>
    </style:style>
    <style:style style:name="P35" style:family="paragraph" style:parent-style-name="Table_20_Contents">
      <style:text-properties officeooo:rsid="0045182e" officeooo:paragraph-rsid="0045182e"/>
    </style:style>
    <style:style style:name="P36" style:family="paragraph" style:parent-style-name="Table_20_Contents">
      <style:text-properties officeooo:rsid="00480d93" officeooo:paragraph-rsid="00480d93"/>
    </style:style>
    <style:style style:name="P37" style:family="paragraph" style:parent-style-name="Table_20_Contents">
      <style:text-properties officeooo:rsid="00483c64" officeooo:paragraph-rsid="00483c64"/>
    </style:style>
    <style:style style:name="P38" style:family="paragraph" style:parent-style-name="Table_20_Contents">
      <style:text-properties officeooo:rsid="00484768" officeooo:paragraph-rsid="00484768"/>
    </style:style>
    <style:style style:name="P39" style:family="paragraph" style:parent-style-name="Table_20_Contents">
      <style:text-properties officeooo:rsid="004964e9" officeooo:paragraph-rsid="004964e9"/>
    </style:style>
    <style:style style:name="P40" style:family="paragraph" style:parent-style-name="Table_20_Contents">
      <style:text-properties officeooo:rsid="0049bae8" officeooo:paragraph-rsid="0049bae8"/>
    </style:style>
    <style:style style:name="P41" style:family="paragraph" style:parent-style-name="Table_20_Contents">
      <style:text-properties fo:color="#ff3333" officeooo:rsid="001a7839" officeooo:paragraph-rsid="001d9683"/>
    </style:style>
    <style:style style:name="P42" style:family="paragraph" style:parent-style-name="Table_20_Contents">
      <style:text-properties fo:color="#ff3333" officeooo:rsid="001a7839" officeooo:paragraph-rsid="003a07d7"/>
    </style:style>
    <style:style style:name="P43" style:family="paragraph" style:parent-style-name="Table_20_Contents">
      <style:text-properties fo:color="#ff3333" officeooo:rsid="001a7839" officeooo:paragraph-rsid="004f8bd0"/>
    </style:style>
    <style:style style:name="P44" style:family="paragraph" style:parent-style-name="Table_20_Contents">
      <style:text-properties fo:color="#ff3333" officeooo:rsid="005da1f1" officeooo:paragraph-rsid="005da1f1"/>
    </style:style>
    <style:style style:name="P45" style:family="paragraph" style:parent-style-name="Table_20_Contents">
      <style:text-properties officeooo:rsid="00520160" officeooo:paragraph-rsid="00520160"/>
    </style:style>
    <style:style style:name="P46" style:family="paragraph" style:parent-style-name="Table_20_Contents">
      <style:text-properties officeooo:rsid="0053f145" officeooo:paragraph-rsid="0053f145"/>
    </style:style>
    <style:style style:name="P47" style:family="paragraph" style:parent-style-name="Table_20_Contents">
      <style:text-properties officeooo:rsid="00584bbc" officeooo:paragraph-rsid="00584bbc"/>
    </style:style>
    <style:style style:name="P48" style:family="paragraph" style:parent-style-name="Table_20_Contents">
      <style:text-properties officeooo:rsid="0028f4ac" officeooo:paragraph-rsid="00589c55"/>
    </style:style>
    <style:style style:name="P49" style:family="paragraph" style:parent-style-name="Table_20_Contents">
      <style:text-properties officeooo:rsid="005affef" officeooo:paragraph-rsid="005affef"/>
    </style:style>
    <style:style style:name="P50" style:family="paragraph" style:parent-style-name="Table_20_Contents">
      <style:text-properties officeooo:rsid="005c5522" officeooo:paragraph-rsid="005c5522"/>
    </style:style>
    <style:style style:name="P51" style:family="paragraph" style:parent-style-name="Table_20_Contents">
      <style:text-properties officeooo:rsid="005da1f1" officeooo:paragraph-rsid="005da1f1"/>
    </style:style>
    <style:style style:name="P52" style:family="paragraph" style:parent-style-name="Table_20_Contents">
      <style:text-properties officeooo:rsid="005e206d" officeooo:paragraph-rsid="005e206d"/>
    </style:style>
    <style:style style:name="P53" style:family="paragraph" style:parent-style-name="Table_20_Contents">
      <style:text-properties officeooo:rsid="00649db4" officeooo:paragraph-rsid="00649db4"/>
    </style:style>
    <style:style style:name="P54" style:family="paragraph" style:parent-style-name="Title">
      <style:text-properties officeooo:rsid="001aac51" officeooo:paragraph-rsid="001aac51"/>
    </style:style>
    <style:style style:name="P55" style:family="paragraph" style:parent-style-name="Standard">
      <style:text-properties officeooo:paragraph-rsid="001d9683"/>
    </style:style>
    <style:style style:name="P56" style:family="paragraph" style:parent-style-name="Standard">
      <style:paragraph-properties fo:break-before="page"/>
      <style:text-properties officeooo:paragraph-rsid="001d9683"/>
    </style:style>
    <style:style style:name="P57" style:family="paragraph" style:parent-style-name="Standard">
      <style:text-properties officeooo:rsid="006cc12b" officeooo:paragraph-rsid="001d9683"/>
    </style:style>
    <style:style style:name="P58" style:family="paragraph" style:parent-style-name="Standard">
      <style:text-properties officeooo:rsid="00864cf9" officeooo:paragraph-rsid="00864cf9"/>
    </style:style>
    <style:style style:name="P59" style:family="paragraph" style:parent-style-name="Standard">
      <style:text-properties officeooo:paragraph-rsid="00864cf9"/>
    </style:style>
    <style:style style:name="P60" style:family="paragraph" style:parent-style-name="Standard">
      <style:text-properties officeooo:paragraph-rsid="0095d303"/>
    </style:style>
    <style:style style:name="P61" style:family="paragraph" style:parent-style-name="Standard">
      <style:paragraph-properties fo:break-before="page"/>
      <style:text-properties officeooo:rsid="006cc12b" officeooo:paragraph-rsid="0078500a"/>
    </style:style>
    <style:style style:name="P62" style:family="paragraph" style:parent-style-name="Standard">
      <style:paragraph-properties fo:break-before="page"/>
      <style:text-properties officeooo:paragraph-rsid="0095d303"/>
    </style:style>
    <style:style style:name="P63" style:family="paragraph" style:parent-style-name="Table_20_Contents">
      <style:text-properties officeooo:rsid="001a7839" officeooo:paragraph-rsid="001d9683"/>
    </style:style>
    <style:style style:name="P64" style:family="paragraph" style:parent-style-name="Table_20_Contents">
      <style:text-properties officeooo:rsid="001a7839" officeooo:paragraph-rsid="0062c3f2"/>
    </style:style>
    <style:style style:name="P65" style:family="paragraph" style:parent-style-name="Table_20_Contents">
      <style:text-properties officeooo:rsid="001a7839" officeooo:paragraph-rsid="0079511e"/>
    </style:style>
    <style:style style:name="P66" style:family="paragraph" style:parent-style-name="Table_20_Contents">
      <style:text-properties officeooo:rsid="001a7839" officeooo:paragraph-rsid="007a71b6"/>
    </style:style>
    <style:style style:name="P67" style:family="paragraph" style:parent-style-name="Table_20_Contents">
      <style:text-properties officeooo:rsid="001a7839" officeooo:paragraph-rsid="007c5a3e"/>
    </style:style>
    <style:style style:name="P68" style:family="paragraph" style:parent-style-name="Table_20_Contents">
      <style:text-properties officeooo:rsid="001a7839" officeooo:paragraph-rsid="007e6cac"/>
    </style:style>
    <style:style style:name="P69" style:family="paragraph" style:parent-style-name="Table_20_Contents">
      <style:text-properties officeooo:rsid="001a7839" officeooo:paragraph-rsid="006666b0"/>
    </style:style>
    <style:style style:name="P70" style:family="paragraph" style:parent-style-name="Table_20_Contents">
      <style:text-properties officeooo:rsid="001a7839" officeooo:paragraph-rsid="007f5c3c"/>
    </style:style>
    <style:style style:name="P71" style:family="paragraph" style:parent-style-name="Table_20_Contents">
      <style:text-properties officeooo:rsid="001a7839" officeooo:paragraph-rsid="00811d9e"/>
    </style:style>
    <style:style style:name="P72" style:family="paragraph" style:parent-style-name="Table_20_Contents">
      <style:text-properties officeooo:rsid="001a7839" officeooo:paragraph-rsid="0082076d"/>
    </style:style>
    <style:style style:name="P73" style:family="paragraph" style:parent-style-name="Table_20_Contents">
      <style:text-properties officeooo:rsid="001a7839" officeooo:paragraph-rsid="0082722a"/>
    </style:style>
    <style:style style:name="P74" style:family="paragraph" style:parent-style-name="Table_20_Contents">
      <style:text-properties officeooo:rsid="001a7839" officeooo:paragraph-rsid="00864cf9"/>
    </style:style>
    <style:style style:name="P75" style:family="paragraph" style:parent-style-name="Table_20_Contents">
      <style:text-properties officeooo:rsid="001a7839" officeooo:paragraph-rsid="00892726"/>
    </style:style>
    <style:style style:name="P76" style:family="paragraph" style:parent-style-name="Table_20_Contents">
      <style:text-properties officeooo:rsid="001a7839" officeooo:paragraph-rsid="008bb665"/>
    </style:style>
    <style:style style:name="P77" style:family="paragraph" style:parent-style-name="Table_20_Contents">
      <style:text-properties officeooo:rsid="001a7839" officeooo:paragraph-rsid="008d92f2"/>
    </style:style>
    <style:style style:name="P78" style:family="paragraph" style:parent-style-name="Table_20_Contents">
      <style:text-properties officeooo:rsid="001a7839" officeooo:paragraph-rsid="0095d303"/>
    </style:style>
    <style:style style:name="P79" style:family="paragraph" style:parent-style-name="Table_20_Contents">
      <style:text-properties officeooo:rsid="001a7839" officeooo:paragraph-rsid="009f0212"/>
    </style:style>
    <style:style style:name="P80" style:family="paragraph" style:parent-style-name="Table_20_Contents">
      <style:text-properties fo:color="#800000" officeooo:rsid="001a7839" officeooo:paragraph-rsid="001d9683"/>
    </style:style>
    <style:style style:name="P81" style:family="paragraph" style:parent-style-name="Table_20_Contents">
      <style:text-properties fo:color="#800000" officeooo:rsid="001a7839" officeooo:paragraph-rsid="00864cf9"/>
    </style:style>
    <style:style style:name="P82" style:family="paragraph" style:parent-style-name="Table_20_Contents">
      <style:text-properties fo:color="#800000" officeooo:rsid="001a7839" officeooo:paragraph-rsid="0095d303"/>
    </style:style>
    <style:style style:name="P83" style:family="paragraph" style:parent-style-name="Table_20_Contents">
      <style:text-properties fo:color="#800000" officeooo:rsid="00912246" officeooo:paragraph-rsid="00912246"/>
    </style:style>
    <style:style style:name="P84" style:family="paragraph" style:parent-style-name="Table_20_Contents">
      <style:paragraph-properties fo:text-align="center" style:justify-single-word="false"/>
      <style:text-properties officeooo:rsid="001adebb" officeooo:paragraph-rsid="00864cf9"/>
    </style:style>
    <style:style style:name="P85" style:family="paragraph" style:parent-style-name="Table_20_Contents">
      <style:paragraph-properties fo:text-align="center" style:justify-single-word="false"/>
      <style:text-properties officeooo:rsid="001adebb" officeooo:paragraph-rsid="0095d303"/>
    </style:style>
    <style:style style:name="P86" style:family="paragraph" style:parent-style-name="Table_20_Contents">
      <style:text-properties officeooo:rsid="0045182e" officeooo:paragraph-rsid="0045182e"/>
    </style:style>
    <style:style style:name="P87" style:family="paragraph" style:parent-style-name="Table_20_Contents">
      <style:text-properties officeooo:rsid="0045182e" officeooo:paragraph-rsid="00839f3e"/>
    </style:style>
    <style:style style:name="P88" style:family="paragraph" style:parent-style-name="Table_20_Contents">
      <style:text-properties officeooo:rsid="0049bae8" officeooo:paragraph-rsid="0049bae8"/>
    </style:style>
    <style:style style:name="P89" style:family="paragraph" style:parent-style-name="Table_20_Contents">
      <style:paragraph-properties fo:text-align="center" style:justify-single-word="false"/>
      <style:text-properties officeooo:paragraph-rsid="001d9683"/>
    </style:style>
    <style:style style:name="P90" style:family="paragraph" style:parent-style-name="Table_20_Contents">
      <style:paragraph-properties fo:text-align="center" style:justify-single-word="false"/>
      <style:text-properties officeooo:paragraph-rsid="00864cf9"/>
    </style:style>
    <style:style style:name="P91" style:family="paragraph" style:parent-style-name="Table_20_Contents">
      <style:paragraph-properties fo:text-align="center" style:justify-single-word="false"/>
      <style:text-properties officeooo:paragraph-rsid="0095d303"/>
    </style:style>
    <style:style style:name="P92" style:family="paragraph" style:parent-style-name="Table_20_Contents">
      <style:text-properties officeooo:rsid="00480d93" officeooo:paragraph-rsid="00480d93"/>
    </style:style>
    <style:style style:name="P93" style:family="paragraph" style:parent-style-name="Table_20_Contents">
      <style:text-properties officeooo:rsid="00483c64" officeooo:paragraph-rsid="00483c64"/>
    </style:style>
    <style:style style:name="P94" style:family="paragraph" style:parent-style-name="Table_20_Contents">
      <style:text-properties officeooo:rsid="00484768" officeooo:paragraph-rsid="00484768"/>
    </style:style>
    <style:style style:name="P95" style:family="paragraph" style:parent-style-name="Table_20_Contents">
      <style:text-properties officeooo:rsid="004964e9" officeooo:paragraph-rsid="004964e9"/>
    </style:style>
    <style:style style:name="P96" style:family="paragraph" style:parent-style-name="Table_20_Contents">
      <style:text-properties officeooo:rsid="00520160" officeooo:paragraph-rsid="00520160"/>
    </style:style>
    <style:style style:name="P97" style:family="paragraph" style:parent-style-name="Table_20_Contents">
      <style:text-properties officeooo:rsid="0053f145" officeooo:paragraph-rsid="0053f145"/>
    </style:style>
    <style:style style:name="P98" style:family="paragraph" style:parent-style-name="Table_20_Contents">
      <style:text-properties officeooo:rsid="005e206d" officeooo:paragraph-rsid="005e206d"/>
    </style:style>
    <style:style style:name="P99" style:family="paragraph" style:parent-style-name="Table_20_Contents">
      <style:text-properties officeooo:rsid="0078500a" officeooo:paragraph-rsid="0078500a"/>
    </style:style>
    <style:style style:name="P100" style:family="paragraph" style:parent-style-name="Table_20_Contents">
      <style:text-properties officeooo:rsid="0085241e" officeooo:paragraph-rsid="0085241e"/>
    </style:style>
    <style:style style:name="P101" style:family="paragraph" style:parent-style-name="Table_20_Contents">
      <style:text-properties officeooo:rsid="008658ab" officeooo:paragraph-rsid="008658ab"/>
    </style:style>
    <style:style style:name="P102" style:family="paragraph" style:parent-style-name="Table_20_Contents">
      <style:text-properties officeooo:rsid="0087caab" officeooo:paragraph-rsid="0087caab"/>
    </style:style>
    <style:style style:name="P103" style:family="paragraph" style:parent-style-name="Table_20_Contents">
      <style:text-properties officeooo:rsid="00881b7a" officeooo:paragraph-rsid="00881b7a"/>
    </style:style>
    <style:style style:name="P104" style:family="paragraph" style:parent-style-name="Table_20_Contents">
      <style:text-properties officeooo:rsid="0088ec20" officeooo:paragraph-rsid="0088ec20"/>
    </style:style>
    <style:style style:name="P105" style:family="paragraph" style:parent-style-name="Table_20_Contents">
      <style:text-properties officeooo:rsid="00892726" officeooo:paragraph-rsid="00892726"/>
    </style:style>
    <style:style style:name="P106" style:family="paragraph" style:parent-style-name="Table_20_Contents">
      <style:text-properties officeooo:rsid="0089a0e5" officeooo:paragraph-rsid="0089a0e5"/>
    </style:style>
    <style:style style:name="P107" style:family="paragraph" style:parent-style-name="Table_20_Contents">
      <style:text-properties officeooo:rsid="00912246" officeooo:paragraph-rsid="00912246"/>
    </style:style>
    <style:style style:name="P108" style:family="paragraph" style:parent-style-name="Table_20_Contents">
      <style:text-properties officeooo:rsid="0092de36" officeooo:paragraph-rsid="0092de36"/>
    </style:style>
    <style:style style:name="P109" style:family="paragraph" style:parent-style-name="Table_20_Contents">
      <style:text-properties officeooo:rsid="0095d303" officeooo:paragraph-rsid="0095d303"/>
    </style:style>
    <style:style style:name="P110" style:family="paragraph" style:parent-style-name="Table_20_Contents">
      <style:text-properties officeooo:rsid="00967a24" officeooo:paragraph-rsid="00967a24"/>
    </style:style>
    <style:style style:name="P111" style:family="paragraph" style:parent-style-name="Table_20_Contents">
      <style:text-properties officeooo:rsid="0098bccf" officeooo:paragraph-rsid="0098bccf"/>
    </style:style>
    <style:style style:name="P112" style:family="paragraph" style:parent-style-name="Table_20_Contents">
      <style:text-properties officeooo:rsid="00a01d9c" officeooo:paragraph-rsid="00a01d9c"/>
    </style:style>
    <style:style style:name="T1" style:family="text">
      <style:text-properties officeooo:rsid="001adebb"/>
    </style:style>
    <style:style style:name="T2" style:family="text">
      <style:text-properties officeooo:rsid="001d9683"/>
    </style:style>
    <style:style style:name="T3" style:family="text">
      <style:text-properties officeooo:rsid="0024c4bc"/>
    </style:style>
    <style:style style:name="T4" style:family="text">
      <style:text-properties officeooo:rsid="0026573a"/>
    </style:style>
    <style:style style:name="T5" style:family="text">
      <style:text-properties officeooo:rsid="0027e975"/>
    </style:style>
    <style:style style:name="T6" style:family="text">
      <style:text-properties officeooo:rsid="0028b822"/>
    </style:style>
    <style:style style:name="T7" style:family="text">
      <style:text-properties officeooo:rsid="002a3dcf"/>
    </style:style>
    <style:style style:name="T8" style:family="text">
      <style:text-properties officeooo:rsid="002c30f4"/>
    </style:style>
    <style:style style:name="T9" style:family="text">
      <style:text-properties officeooo:rsid="002ca976"/>
    </style:style>
    <style:style style:name="T10" style:family="text">
      <style:text-properties officeooo:rsid="002e670e"/>
    </style:style>
    <style:style style:name="T11" style:family="text">
      <style:text-properties officeooo:rsid="00302c45"/>
    </style:style>
    <style:style style:name="T12" style:family="text">
      <style:text-properties officeooo:rsid="0031e5c5"/>
    </style:style>
    <style:style style:name="T13" style:family="text">
      <style:text-properties officeooo:rsid="00373084"/>
    </style:style>
    <style:style style:name="T14" style:family="text">
      <style:text-properties officeooo:rsid="00382ae4"/>
    </style:style>
    <style:style style:name="T15" style:family="text">
      <style:text-properties officeooo:rsid="0039985f"/>
    </style:style>
    <style:style style:name="T16" style:family="text">
      <style:text-properties officeooo:rsid="003a07d7"/>
    </style:style>
    <style:style style:name="T17" style:family="text">
      <style:text-properties officeooo:rsid="003bd5ac"/>
    </style:style>
    <style:style style:name="T18" style:family="text">
      <style:text-properties fo:color="#800000"/>
    </style:style>
    <style:style style:name="T19" style:family="text">
      <style:text-properties fo:color="#800000" officeooo:rsid="0039985f"/>
    </style:style>
    <style:style style:name="T20" style:family="text">
      <style:text-properties fo:color="#800000" officeooo:rsid="0046bb61"/>
    </style:style>
    <style:style style:name="T21" style:family="text">
      <style:text-properties fo:color="#800000" officeooo:rsid="00811d9e"/>
    </style:style>
    <style:style style:name="T22" style:family="text">
      <style:text-properties fo:color="#800000" officeooo:rsid="0082aa2e"/>
    </style:style>
    <style:style style:name="T23" style:family="text">
      <style:text-properties fo:color="#800000" officeooo:rsid="0079511e"/>
    </style:style>
    <style:style style:name="T24" style:family="text">
      <style:text-properties fo:color="#800000" officeooo:rsid="008bb665"/>
    </style:style>
    <style:style style:name="T25" style:family="text">
      <style:text-properties officeooo:rsid="0040a2aa"/>
    </style:style>
    <style:style style:name="T26" style:family="text">
      <style:text-properties officeooo:rsid="00433d78"/>
    </style:style>
    <style:style style:name="T27" style:family="text">
      <style:text-properties officeooo:rsid="0046bb61"/>
    </style:style>
    <style:style style:name="T28" style:family="text">
      <style:text-properties fo:color="#000000" officeooo:rsid="0046bb61"/>
    </style:style>
    <style:style style:name="T29" style:family="text">
      <style:text-properties fo:color="#000000" officeooo:rsid="00373084"/>
    </style:style>
    <style:style style:name="T30" style:family="text">
      <style:text-properties fo:color="#000000" officeooo:rsid="004be1d4"/>
    </style:style>
    <style:style style:name="T31" style:family="text">
      <style:text-properties fo:color="#000000" officeooo:rsid="0050f0da"/>
    </style:style>
    <style:style style:name="T32" style:family="text">
      <style:text-properties officeooo:rsid="004964e9"/>
    </style:style>
    <style:style style:name="T33" style:family="text">
      <style:text-properties officeooo:rsid="004aa6b4"/>
    </style:style>
    <style:style style:name="T34" style:family="text">
      <style:text-properties officeooo:rsid="004be1d4"/>
    </style:style>
    <style:style style:name="T35" style:family="text">
      <style:text-properties fo:color="#ff3333"/>
    </style:style>
    <style:style style:name="T36" style:family="text">
      <style:text-properties officeooo:rsid="00584bbc"/>
    </style:style>
    <style:style style:name="T37" style:family="text">
      <style:text-properties officeooo:rsid="005ec7ae"/>
    </style:style>
    <style:style style:name="T38" style:family="text">
      <style:text-properties officeooo:rsid="00608a6a"/>
    </style:style>
    <style:style style:name="T39" style:family="text">
      <style:text-properties officeooo:rsid="006116d1"/>
    </style:style>
    <style:style style:name="T40" style:family="text">
      <style:text-properties officeooo:rsid="0062c3f2"/>
    </style:style>
    <style:style style:name="T41" style:family="text">
      <style:text-properties officeooo:rsid="006666b0"/>
    </style:style>
    <style:style style:name="T42" style:family="text">
      <style:text-properties officeooo:rsid="00678649"/>
    </style:style>
    <style:style style:name="T43" style:family="text">
      <style:text-properties officeooo:rsid="0068dade"/>
    </style:style>
    <style:style style:name="T44" style:family="text">
      <style:text-properties officeooo:rsid="0079511e"/>
    </style:style>
    <style:style style:name="T45" style:family="text">
      <style:text-properties officeooo:rsid="007a71b6"/>
    </style:style>
    <style:style style:name="T46" style:family="text">
      <style:text-properties officeooo:rsid="007c5a3e"/>
    </style:style>
    <style:style style:name="T47" style:family="text">
      <style:text-properties officeooo:rsid="007f5c3c"/>
    </style:style>
    <style:style style:name="T48" style:family="text">
      <style:text-properties officeooo:rsid="00811d9e"/>
    </style:style>
    <style:style style:name="T49" style:family="text">
      <style:text-properties officeooo:rsid="0082722a"/>
    </style:style>
    <style:style style:name="T50" style:family="text">
      <style:text-properties officeooo:rsid="0082aa2e"/>
    </style:style>
    <style:style style:name="T51" style:family="text">
      <style:text-properties officeooo:rsid="00836ef9"/>
    </style:style>
    <style:style style:name="T52" style:family="text">
      <style:text-properties officeooo:rsid="00839f3e"/>
    </style:style>
    <style:style style:name="T53" style:family="text">
      <style:text-properties officeooo:rsid="00864cf9"/>
    </style:style>
    <style:style style:name="T54" style:family="text">
      <style:text-properties officeooo:rsid="00878e3b"/>
    </style:style>
    <style:style style:name="T55" style:family="text">
      <style:text-properties officeooo:rsid="0088ec20"/>
    </style:style>
    <style:style style:name="T56" style:family="text">
      <style:text-properties officeooo:rsid="00892726"/>
    </style:style>
    <style:style style:name="T57" style:family="text">
      <style:text-properties officeooo:rsid="008bb665"/>
    </style:style>
    <style:style style:name="T58" style:family="text">
      <style:text-properties officeooo:rsid="008e6c91"/>
    </style:style>
    <style:style style:name="T59" style:family="text">
      <style:text-properties officeooo:rsid="008f8bac"/>
    </style:style>
    <style:style style:name="T60" style:family="text">
      <style:text-properties officeooo:rsid="0095d303"/>
    </style:style>
    <style:style style:name="T61" style:family="text">
      <style:text-properties officeooo:rsid="0099ffd9"/>
    </style:style>
    <style:style style:name="T62" style:family="text">
      <style:text-properties officeooo:rsid="009bcff8"/>
    </style:style>
    <style:style style:name="T63" style:family="text">
      <style:text-properties officeooo:rsid="009f02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Ficha de Caso de Prueba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ID: <text:s/><text:span text:style-name="T2">TC-01</text:span></text:p>
          </table:table-cell>
          <table:table-cell table:style-name="Table2.A1" office:value-type="string">
            <text:p text:style-name="P1">Versión: <text:span text:style-name="T2">1.0</text:span></text:p>
          </table:table-cell>
          <table:table-cell table:style-name="Table2.C1" table:number-columns-spanned="3" office:value-type="string">
            <text:p text:style-name="P1">Autor: <text:span text:style-name="T2">Lucas Puebla Silva</text:span></text:p>
          </table:table-cell>
          <table:covered-table-cell/>
          <table:covered-table-cell/>
        </table:table-row>
        <table:table-row>
          <table:table-cell table:style-name="Table2.A2" table:number-columns-spanned="5" office:value-type="string">
            <text:p text:style-name="P1">Nombre Caso de Prueba:</text:p>
            <text:p text:style-name="P18">Inicio sesión como alumno, verificación de todo que ello conllev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5" office:value-type="string">
            <text:p text:style-name="P1">Requerimientos Testeados:</text:p>
            <text:p text:style-name="P48">RF-01 ; <text:span text:style-name="T36">RF-2 ;</text:span> RF-05 ; RF-06 ; <text:span text:style-name="T7">RF-07 ; RF-08 ; RF-09 ; RF-10 ; RF-11 <text:s/>RF-12 ; RF-13 ; RF-14 ; RF-15 ; RF-16 ; RF-2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5" office:value-type="string">
            <text:p text:style-name="P1">Propósito:</text:p>
            <text:p text:style-name="P18">Iniciar sesión como alumno, verificar que todo funcione para es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5" office:value-type="string">
            <text:p text:style-name="P1">Dependencias:</text:p>
            <text:p text:style-name="P18"><text:span text:style-name="T35">??????????????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">Inicialización:</text:p>
            <text:p text:style-name="P18">Se debe agregar a la DB al usuario especficiado en el ambiente de pruebas.</text:p>
            <text:p text:style-name="P19">Se deben activar los tres siguientes vendedores:</text:p>
            <text:p text:style-name="P19">-Vendedor Fijo : Los Egipcios</text:p>
            <text:p text:style-name="P19">-Vendedor Ambulante: El Chino</text:p>
            <text:p text:style-name="P19">-Vendedor Fijo: Hare Burger</text:p>
            <text:p text:style-name="P20">Alumno se encuentra en el frontis de Beaucheff 850, pudiendo ver la ubicación de “El Chino” y “Hare Burger”, pero no la de “Los Egipcios”</text:p>
          </table:table-cell>
          <table:covered-table-cell/>
          <table:covered-table-cell/>
          <table:table-cell table:style-name="Table2.A2" table:number-columns-spanned="2" office:value-type="string">
            <text:p text:style-name="P1">Ambiente de Prueba:</text:p>
            <text:p text:style-name="P18">User: juan ; Pass: 1234 ; <text:span text:style-name="T13">Alumno</text:span></text:p>
            <text:p text:style-name="P18">Favoritos: “Los Egipcios”, “<text:span text:style-name="T7">Hare Burger”</text:span></text:p>
            <text:p text:style-name="P18"/>
            <text:p text:style-name="P18">“<text:span text:style-name="T7">El Chino” debe tener como producto:</text:span></text:p>
            <text:p text:style-name="P18">-<text:span text:style-name="T7">Carne Mongoliana, con stock = <text:s/>0</text:span></text:p>
            <text:p text:style-name="P18">-<text:span text:style-name="T7">Chapsui de vegetales, con stock = 14</text:span></text:p>
            <text:p text:style-name="P22">Se encuentra además a una distancia menor a 15m del usuario</text:p>
            <text:p text:style-name="P18"/>
            <text:p text:style-name="P21">“Los Egipcios” deben tener como producto:</text:p>
            <text:p text:style-name="P21">-Shawarma, con stock = 49</text:p>
            <text:p text:style-name="P22">No debe aparecer en el mapa al principio</text:p>
            <text:p text:style-name="P21"/>
            <text:p text:style-name="P22">Hare Burger debe encontrarse a una distancia mayor a 15m del usuario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">Acciones:</text:p>
            <text:p text:style-name="P1">-<text:span text:style-name="T3">Entrar a la página (Landing Page)</text:span></text:p>
            <text:p text:style-name="P1">-<text:span text:style-name="T3">Verificar que el mapa esté centrado en el usuario (RF-05)</text:span></text:p>
            <text:p text:style-name="P2">-<text:span text:style-name="T4">Verificar que se muestran las posiciones de los vendedores “El Chino” y “Hare Burger” (RF-06)</text:span></text:p>
            <text:p text:style-name="P2">-<text:span text:style-name="T3">Verificar que <text:s/>“Hare Burger” tenga un ícono normal, al igual que “El Chino” (RF-08-1)</text:span></text:p>
            <text:p text:style-name="P2">-<text:span text:style-name="T4">Hacer click en iniciar sesión</text:span></text:p>
            <text:p text:style-name="P2">-<text:span text:style-name="T4">Iniciar sesión con el usuario (user: juan, pass: 1234) (RF-01) (RF-02-1)</text:span></text:p>
            <text:p text:style-name="P2">-<text:span text:style-name="T4">Volver a la Landing Page</text:span></text:p>
            <text:p text:style-name="P2">-<text:span text:style-name="T11">Verificar que aparezca el usuario en la esquina superior izquierda</text:span></text:p>
            <text:p text:style-name="P3">-<text:span text:style-name="T5">Verificar que tanto “Los Egipcios” como “Hare Burger” poseen un ícono distinto (RF-08-2)</text:span></text:p>
            <text:p text:style-name="P4">-<text:span text:style-name="T6">Verificar que “Los Egipcios” ahora aparecen en el mapa (dado que son favoritos) (RF-7)</text:span></text:p>
            <text:p text:style-name="P15">-<text:span text:style-name="T10">Filtrar los vendedores del mapa poniendo tipo comida = “Comida China”, distancia=15m (RF-10)</text:span></text:p>
            <text:p text:style-name="P2">-<text:span text:style-name="T4">Hacer click sobre “El Chino” y acceder a su ficha de vendedor (RF-09)</text:span></text:p>
            <text:p text:style-name="P2">-<text:span text:style-name="T7">Verificar que se muestren el nombre y la foto de perfil de “El Chino” (RF-11)</text:span></text:p>
            <text:p text:style-name="P2">-<text:span text:style-name="T7">Verificar que se vea que “El Chino” está activo (RF-13)</text:span></text:p>
            <text:p text:style-name="P2"><text:soft-page-break/>-<text:span text:style-name="T7">Verificar que se muestre un resumen del stock de productos disponibles (Chapsui de vegetales) y que además se pueda navegar hacia el producto Carne Mongoliana (que no está disponible) (RF-12)</text:span></text:p>
            <text:p text:style-name="P3">-<text:span text:style-name="T8">Verificar que cada producto contenga la siguiente información: (nombre, foto, categoría, descripción, stock, precio) (RF-23)</text:span></text:p>
            <text:p text:style-name="P2">-<text:span text:style-name="T7">Verificar que se muestren las formas de pago que acepta “El Chino” (RF-14)</text:span></text:p>
            <text:p text:style-name="P2">-<text:span text:style-name="T8">Guardar a “El Chino” como favorito (RF-16-1)</text:span></text:p>
            <text:p text:style-name="P1">-<text:span text:style-name="T4">Volver a la Landing Page</text:span></text:p>
            <text:p text:style-name="P3">-<text:span text:style-name="T8">Verificar que ahora “El Chino” tiene un ícono de favorito (RF-16-2)</text:span></text:p>
            <text:p text:style-name="P1">-<text:span text:style-name="T8">Hacer click sobre “Los Egipcios” para ir a su ficha de vendedor</text:span></text:p>
            <text:p text:style-name="P3">-<text:span text:style-name="T8">Verificar que se vea el horario de atención de “Los Egipcios” (RF-1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5" office:value-type="string">
            <text:p text:style-name="P1">Finalización:</text:p>
            <text:p text:style-name="P1">-<text:span text:style-name="T9">Cerrar sesión</text:span></text:p>
            <text:p text:style-name="P1">-<text:span text:style-name="T9">Volver a la Landing Page y verificar que ya no esté conectad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2" office:value-type="string">
            <text:p text:style-name="P1">Salida Esperada:</text:p>
          </table:table-cell>
          <table:covered-table-cell/>
          <table:table-cell table:style-name="Table2.A6" office:value-type="string">
            <text:p text:style-name="P13">Y / N</text:p>
          </table:table-cell>
          <table:table-cell table:style-name="Table2.C1" table:number-columns-spanned="2" office:value-type="string">
            <text:p text:style-name="P1">Salida Recibida <text:span text:style-name="T1">(comentario)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2">Mapa centrado (desconectado)</text:p>
          </table:table-cell>
          <table:covered-table-cell/>
          <table:table-cell table:style-name="Table2.A6" office:value-type="string">
            <text:p text:style-name="P13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2">Aparezcan “El Chino” y “Hare <text:span text:style-name="T11">Burger”</text:span></text:p>
          </table:table-cell>
          <table:covered-table-cell/>
          <table:table-cell table:style-name="Table2.A6" office:value-type="string">
            <text:p text:style-name="P13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3">Ambos tengan un ícono normal (EC, HB)</text:p>
          </table:table-cell>
          <table:covered-table-cell/>
          <table:table-cell table:style-name="Table2.A6" office:value-type="string">
            <text:p text:style-name="P13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3">Iniciar sesión</text:p>
          </table:table-cell>
          <table:covered-table-cell/>
          <table:table-cell table:style-name="Table2.A6" office:value-type="string">
            <text:p text:style-name="P13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3">Aparece el nombre de usuario (esquina sup-izq)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4">LE aparece en el mapa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24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3">HB, <text:span text:style-name="T12">LE</text:span> tiene<text:span text:style-name="T12">n</text:span> ícono de favorito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5">Al filtrar, desaparecen LE y HB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6">Al hacer click en EC, vamos a su ficha vendedor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6">Se ven el nombre y foto de perfil de EC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6">Se ve que EC está activo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6">Se muestran los productos disponibles de EC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7">Se muestra la info de cada procuto de EC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7">Se muestra la forma de pago que acepta EC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16">Al guardar a EC como favorito hay un cambio en la ficha vendedor vista por el alumno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7">EC tiene un ícono de vendedor al haber sido guardado como favorito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7">Podemos acceder a la ficha vendedor de LE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7">Se ve el horairo de atención de LE</text:p>
          </table:table-cell>
          <table:covered-table-cell/>
          <table:table-cell table:style-name="Table2.A6" office:value-type="string">
            <text:p text:style-name="P14"/>
          </table:table-cell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6" table:number-columns-spanned="3" office:value-type="string">
            <text:p text:style-name="P1">Resultado: </text:p>
            <text:p text:style-name="P1">PASS <text:s text:c="8"/><text:span text:style-name="T1">X</text:span></text:p>
            <text:p text:style-name="P1">FAIL <text:s text:c="8"/><text:span text:style-name="T1">X</text:span></text:p>
          </table:table-cell>
          <table:covered-table-cell/>
          <table:covered-table-cell/>
          <table:table-cell table:style-name="Table2.A2" table:number-columns-spanned="2" office:value-type="string">
            <text:p text:style-name="P1">Severidad: </text:p>
            <text:p text:style-name="P1">GRAVE <text:s text:c="9"/><text:span text:style-name="T1">X</text:span> <text:s text:c="20"/><text:span text:style-name="T1">X</text:span> <text:s text:c="5"/>MAYOR</text:p>
            <text:p text:style-name="P1">NORMAL <text:s text:c="5"/><text:span text:style-name="T1">X</text:span> <text:s text:c="20"/><text:span text:style-name="T1">X</text:span> <text:s text:c="5"/>MENOR</text:p>
          </table:table-cell>
          <table:covered-table-cell/>
        </table:table-row>
        <table:table-row>
          <table:table-cell table:style-name="Table2.A6" table:number-columns-spanned="4" office:value-type="string">
            <text:p text:style-name="P1">Seguimiento:</text:p>
          </table:table-cell>
          <table:covered-table-cell/>
          <table:covered-table-cell/>
          <table:covered-table-cell/>
          <table:table-cell table:style-name="Table2.A2" office:value-type="string">
            <text:p text:style-name="P1">Estado:</text:p>
            <text:p text:style-name="P1"><text:soft-page-break/>NO INICADO <text:s text:c="6"/><text:span text:style-name="T1">X</text:span></text:p>
            <text:p text:style-name="P1">EN CURSO <text:s text:c="10"/><text:span text:style-name="T1">X</text:span></text:p>
            <text:p text:style-name="P1">TERMINADO <text:s text:c="5"/><text:span text:style-name="T1">X</text:span></text:p>
          </table:table-cell>
        </table:table-row>
      </table:table>
      <text:p text:style-name="P55"/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ID: <text:s/><text:span text:style-name="T2">TC-02</text:span></text:p>
          </table:table-cell>
          <table:table-cell table:style-name="Table3.A1" office:value-type="string">
            <text:p text:style-name="P1">Versión: <text:span text:style-name="T2">1.0</text:span></text:p>
          </table:table-cell>
          <table:table-cell table:style-name="Table3.C1" table:number-columns-spanned="3" office:value-type="string">
            <text:p text:style-name="P1">Autor: <text:span text:style-name="T2">Lucas Puebla Silva</text:span></text:p>
          </table:table-cell>
          <table:covered-table-cell/>
          <table:covered-table-cell/>
        </table:table-row>
        <table:table-row>
          <table:table-cell table:style-name="Table3.A2" table:number-columns-spanned="5" office:value-type="string">
            <text:p text:style-name="P1">Nombre Caso de Prueba:</text:p>
            <text:p text:style-name="P28">Inicio sesión cómo Vendedor Fijo, verificación de todo lo que ello conllev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5" office:value-type="string">
            <text:p text:style-name="P1">Requerimientos Testeados:</text:p>
            <text:p text:style-name="P47">RF-2 ; RF-4 ; RF-17 ; RF-18 ; RF-20 ; RF-21 ; RF-22 ; RF-2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5" office:value-type="string">
            <text:p text:style-name="P1">Propósito:</text:p>
            <text:p text:style-name="P28">Iniciar sesión como Vendedor Fijo, verificar que todo funcione para est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5" office:value-type="string">
            <text:p text:style-name="P1">Dependencias:</text:p>
            <text:p text:style-name="P41">?????????????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3" office:value-type="string">
            <text:p text:style-name="P1">Inicialización:</text:p>
            <text:p text:style-name="P29">Se debe agregar a la DB los usuarios especificados en el Ambiente de Pruebas.</text:p>
            <text:p text:style-name="P29"/>
            <text:p text:style-name="P1"/>
          </table:table-cell>
          <table:covered-table-cell/>
          <table:covered-table-cell/>
          <table:table-cell table:style-name="Table3.A2" table:number-columns-spanned="2" office:value-type="string">
            <text:p text:style-name="P1">Ambiente de Prueba:</text:p>
            <text:p text:style-name="P29">User: hare ; Pass: burger ; VendedorFijo</text:p>
            <text:p text:style-name="P31">Nombre: Hare ; Foto de Perfil definida</text:p>
            <text:p text:style-name="P31"/>
            <text:p text:style-name="P31">Horario de atención: 18h00-20h00</text:p>
            <text:p text:style-name="P31">(o cualquier horario que lo muestre inactivo inicialmente)</text:p>
            <text:p text:style-name="P31"/>
            <text:p text:style-name="P29">Productos:</text:p>
            <text:p text:style-name="P30">-Hamburguesa Vegetariana, con:</text:p>
            <text:p text:style-name="P30">Stock = 50 </text:p>
            <text:p text:style-name="P33">Categoría: “Comida vegetariana”</text:p>
            <text:p text:style-name="P17">Foto: foto1</text:p>
            <text:p text:style-name="P34">Descripción: “Hamburguesa”</text:p>
            <text:p text:style-name="P34">Precio: 790</text:p>
            <text:p text:style-name="P33"/>
            <text:p text:style-name="P29"/>
            <text:p text:style-name="P32">Formas de Pago:</text:p>
            <text:p text:style-name="P32">-Efectivo</text:p>
            <text:p text:style-name="P32"/>
            <text:p text:style-name="P33">Número de favoritos: 2</text:p>
            <text:p text:style-name="P33">Es decir hay que agregar 2 usuarios que tengan a este vendedor como favorito</text:p>
          </table:table-cell>
          <table:covered-table-cell/>
        </table:table-row>
        <table:table-row>
          <table:table-cell table:style-name="Table3.A2" table:number-columns-spanned="5" office:value-type="string">
            <text:p text:style-name="P1">Acciones:</text:p>
            <text:p text:style-name="P1">-<text:span text:style-name="T13">Entrar al sitio (Landing Page)</text:span></text:p>
            <text:p text:style-name="P1">-<text:span text:style-name="T13">Hacer click sobre iniciar sesión</text:span></text:p>
            <text:p text:style-name="P1">-<text:span text:style-name="T13">Iniciar sesión (RF-02-2)</text:span></text:p>
            <text:p text:style-name="P1">-<text:span text:style-name="T14">Volver a la Landing Page</text:span></text:p>
            <text:p text:style-name="P5">-<text:span text:style-name="T15">Verificar que en el mapa no aparezca el ícono del Vendedor (RF-4-1) (éste está fuera del horario de atención)</text:span></text:p>
            <text:p text:style-name="P1">-<text:span text:style-name="T15">Ir al perfil del Vendedor</text:span></text:p>
            <text:p text:style-name="P43">-<text:span text:style-name="T34">Verificar que aparece cómo inactivo (fuera de horario de atención) </text:span><text:span text:style-name="T30">(RF-4-</text:span><text:span text:style-name="T31">2</text:span><text:span text:style-name="T30">)</text:span></text:p>
            <text:p text:style-name="P7">-<text:span text:style-name="T17">Verificar que se muestre el número de favoritos (RF-22)</text:span></text:p>
            <text:p text:style-name="P5">-<text:span text:style-name="T15">Hacer click sobre editar el perfil del vendedor (nombre y foto de perfil) (RF-17-1)</text:span></text:p>
            <text:p text:style-name="P8">-<text:span text:style-name="T15">Cambiar el nombre de “Hare” a “Hare Burger”, </text:span><text:span text:style-name="T19">cambiar la foto de foto1 a foto2</text:span><text:span text:style-name="T15">, la categoría a “hamburguesa”, la descripción a “Hamburguesa vegetariana”, el precio a 1000 (RF-17-2) (RF-24-1)</text:span></text:p>
            <text:p text:style-name="P5"><text:soft-page-break/>-<text:span text:style-name="T15">Guardar los cambios</text:span></text:p>
            <text:p text:style-name="P5">-<text:span text:style-name="T15">Verificar que se cambiaron tanto el nombre como la foto de perfil (RF-17-3)</text:span></text:p>
            <text:p text:style-name="P8">-<text:span text:style-name="T25">Verificar que se cambio la información del producto (RF-24-2)</text:span></text:p>
            <text:p text:style-name="P5">-<text:span text:style-name="T15">Hacer click sobre editar el producto “Hamburguesas Vegetarianas”</text:span></text:p>
            <text:p text:style-name="P5">-<text:span text:style-name="T15">Cambiar el Stock de este de 50 a 42 (RF-18-1)</text:span></text:p>
            <text:p text:style-name="P7">-<text:span text:style-name="T17">Cambiar el nombre del producto a “Veggie Burger”, la foto a otra foto, la categoría </text:span></text:p>
            <text:p text:style-name="P5">-<text:span text:style-name="T15">Verificar que efectivamente cambio el stock a 42 (RF-18-2)</text:span></text:p>
            <text:p text:style-name="P9">-<text:span text:style-name="T27">Agregar un producto nuevo: Nombre “Colación”, </text:span><text:span text:style-name="T20">foto fotoColación</text:span><text:span text:style-name="T28">, categoría “Comida vegetariana”, descripción “Nutritiva colación”, stock 25, precio 1500. </text:span><text:span text:style-name="T29">(RF-</text:span><text:span text:style-name="T28">24-3</text:span><text:span text:style-name="T29">)</text:span></text:p>
            <text:p text:style-name="P9"><text:span text:style-name="T28">-Verificar que se agregó el producto “Colación” </text:span><text:span text:style-name="T29">(RF-</text:span><text:span text:style-name="T28">24-4</text:span><text:span text:style-name="T29">)</text:span></text:p>
            <text:p text:style-name="P6">-<text:span text:style-name="T16">Cambiar el horario de atención a 12h00 – 18h00 (RF-20-1) y guardar el cambio</text:span></text:p>
            <text:p text:style-name="P6">-<text:span text:style-name="T16">Verificar que se cambio el horario de atención (RF-20-2)</text:span></text:p>
            <text:p text:style-name="P42">-<text:span text:style-name="T16">Verificar que ahora efectivamente aparece como activo (RF-4-3)</text:span></text:p>
            <text:p text:style-name="P6">-<text:span text:style-name="T16">Editar las formas de pago, agregar pago con tarjeta de débito, tarjeta de crédito y tarjeta junaeb (RF-21-1) y guardar los cambios</text:span></text:p>
            <text:p text:style-name="P6">-<text:span text:style-name="T16">Verificar que efectivamente se cambiaron las formas de pago (RF-21-2)</text:span></text:p>
            <text:p text:style-name="P6">-<text:span text:style-name="T32">Volver a la Landing page</text:span></text:p>
            <text:p text:style-name="P10">-<text:span text:style-name="T32">Verificar que aparece el ícono del vendedor (ahora está activo) (RF-4-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5" office:value-type="string">
            <text:p text:style-name="P1">Finalización:</text:p>
            <text:p text:style-name="P1">-<text:span text:style-name="T26">Cerrar sesión</text:span></text:p>
            <text:p text:style-name="P1">-<text:span text:style-name="T26">Volver a la Landing Pag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2" office:value-type="string">
            <text:p text:style-name="P1">Salida Esperada:</text:p>
          </table:table-cell>
          <table:covered-table-cell/>
          <table:table-cell table:style-name="Table3.A6" office:value-type="string">
            <text:p text:style-name="P13">Y / N</text:p>
          </table:table-cell>
          <table:table-cell table:style-name="Table3.C1" table:number-columns-spanned="2" office:value-type="string">
            <text:p text:style-name="P1">Salida Recibida <text:span text:style-name="T1">(comentario)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5">Logra iniciar sesión</text:p>
          </table:table-cell>
          <table:covered-table-cell/>
          <table:table-cell table:style-name="Table3.A6" office:value-type="string">
            <text:p text:style-name="P13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5">No aparece en el mapa (fuera de horario atención)</text:p>
          </table:table-cell>
          <table:covered-table-cell/>
          <table:table-cell table:style-name="Table3.A6" office:value-type="string">
            <text:p text:style-name="P13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40">Aparece cómo inactivo <text:span text:style-name="T33">e el perfil</text:span></text:p>
          </table:table-cell>
          <table:covered-table-cell/>
          <table:table-cell table:style-name="Table3.A6" office:value-type="string">
            <text:p text:style-name="P13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5">Aparece el número de favoritos (2)</text:p>
          </table:table-cell>
          <table:covered-table-cell/>
          <table:table-cell table:style-name="Table3.A6" office:value-type="string">
            <text:p text:style-name="P13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5">Logra editar nombre (“Hare” → “Hare Burger”)</text:p>
          </table:table-cell>
          <table:covered-table-cell/>
          <table:table-cell table:style-name="Table3.A6" office:value-type="string">
            <text:p text:style-name="P13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5">Logra editar foto de perfil (<text:span text:style-name="T18">foto1 → foto2</text:span>)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5">Logra cambiar categoría (“Comida Vegetariana” → “Hambuguesa”)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5">Logra cambiar descripción (“Hamburguesa” → “Hamburguesa Vegetariana”)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6">Logra cambiar stock (50 → 42)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6">Logra cambiar precio (790 → 1000)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7">Logra agregar nuevo producto (“Colación”)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8">Logra cambiar el horario de atención (18h00-20h00 → 12h00-18h00)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9">Aparece cómo activo en el perfil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2" office:value-type="string">
            <text:p text:style-name="P45">Logra cambiar métodos de pago (Efectivo → (Efectivo, Débito, Crédito, Junaeb))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ext:soft-page-break/>
        <table:table-row>
          <table:table-cell table:style-name="Table3.A6" table:number-columns-spanned="2" office:value-type="string">
            <text:p text:style-name="P46">Aparece ícono de vendedor en el mapa (dentro de horario de atención)</text:p>
          </table:table-cell>
          <table:covered-table-cell/>
          <table:table-cell table:style-name="Table3.A6" office:value-type="string">
            <text:p text:style-name="P14"/>
          </table:table-cell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3.A6" table:number-columns-spanned="3" office:value-type="string">
            <text:p text:style-name="P1">Resultado: </text:p>
            <text:p text:style-name="P1">PASS <text:s text:c="8"/><text:span text:style-name="T1">X</text:span></text:p>
            <text:p text:style-name="P1">FAIL <text:s text:c="8"/><text:span text:style-name="T1">X</text:span></text:p>
          </table:table-cell>
          <table:covered-table-cell/>
          <table:covered-table-cell/>
          <table:table-cell table:style-name="Table3.A2" table:number-columns-spanned="2" office:value-type="string">
            <text:p text:style-name="P1">Severidad: </text:p>
            <text:p text:style-name="P1">GRAVE <text:s text:c="9"/><text:span text:style-name="T1">X</text:span> <text:s text:c="20"/><text:span text:style-name="T1">X</text:span> <text:s text:c="5"/>MAYOR</text:p>
            <text:p text:style-name="P1">NORMAL <text:s text:c="5"/><text:span text:style-name="T1">X</text:span> <text:s text:c="20"/><text:span text:style-name="T1">X</text:span> <text:s text:c="5"/>MENOR</text:p>
          </table:table-cell>
          <table:covered-table-cell/>
        </table:table-row>
        <table:table-row>
          <table:table-cell table:style-name="Table3.A6" table:number-columns-spanned="4" office:value-type="string">
            <text:p text:style-name="P1">Seguimiento:</text:p>
          </table:table-cell>
          <table:covered-table-cell/>
          <table:covered-table-cell/>
          <table:covered-table-cell/>
          <table:table-cell table:style-name="Table3.A2" office:value-type="string">
            <text:p text:style-name="P1">Estado:</text:p>
            <text:p text:style-name="P1">NO INICADO <text:s text:c="6"/><text:span text:style-name="T1">X</text:span></text:p>
            <text:p text:style-name="P1">EN CURSO <text:s text:c="10"/><text:span text:style-name="T1">X</text:span></text:p>
            <text:p text:style-name="P1">TERMINADO <text:s text:c="5"/><text:span text:style-name="T1">X</text:span></text:p>
          </table:table-cell>
        </table:table-row>
      </table:table>
      <text:p text:style-name="P55"/>
      <text:p text:style-name="P5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">ID: <text:s/><text:span text:style-name="T2">TC-03</text:span></text:p>
          </table:table-cell>
          <table:table-cell table:style-name="Table4.A1" office:value-type="string">
            <text:p text:style-name="P1">Versión: <text:span text:style-name="T2">1.0</text:span></text:p>
          </table:table-cell>
          <table:table-cell table:style-name="Table4.C1" table:number-columns-spanned="3" office:value-type="string">
            <text:p text:style-name="P1">Autor: <text:span text:style-name="T2">Lucas Puebla Silva</text:span></text:p>
          </table:table-cell>
          <table:covered-table-cell/>
          <table:covered-table-cell/>
        </table:table-row>
        <table:table-row>
          <table:table-cell table:style-name="Table4.A2" table:number-columns-spanned="5" office:value-type="string">
            <text:p text:style-name="P1">Nombre Caso de Prueba:</text:p>
            <text:p text:style-name="P49">Inicio sesión con Vendedor Ambulante para verificar las cosas específicas de este tipo de usuari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5" office:value-type="string">
            <text:p text:style-name="P1">Requerimientos Testeados:</text:p>
            <text:p text:style-name="P100">RF-02 ; RF-03 ; RF-17 ; RF-18 ; RF-21 ; RF-22 ; RF-2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5" office:value-type="string">
            <text:p text:style-name="P1">Propósito:</text:p>
            <text:p text:style-name="P49">Verificar el correcto funcionamiento de las especificidades del usuario de tipo vendedor ambula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5" office:value-type="string">
            <text:p text:style-name="P1">Dependencias:</text:p>
            <text:p text:style-name="P80">??????????????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6" table:number-columns-spanned="3" office:value-type="string">
            <text:p text:style-name="P1">Inicialización:</text:p>
            <text:p text:style-name="P53">Se debe agregar a la DB los usuarios del ambiente de prueba.</text:p>
          </table:table-cell>
          <table:covered-table-cell/>
          <table:covered-table-cell/>
          <table:table-cell table:style-name="Table4.A2" table:number-columns-spanned="2" office:value-type="string">
            <text:p text:style-name="P1">Ambiente de Prueba:</text:p>
            <text:p text:style-name="P50">User: elchino ; pass: chapsui ; Vendedor Ambulante</text:p>
            <text:p text:style-name="P50"/>
            <text:p text:style-name="P51">Estado: Inactivo</text:p>
            <text:p text:style-name="P51"/>
            <text:p text:style-name="P51">Productos:</text:p>
            <text:p text:style-name="P51">-Carne Mongoliana, con:</text:p>
            <text:p text:style-name="P44">foto: foto 3</text:p>
            <text:p text:style-name="P51">categoría: comida china</text:p>
            <text:p text:style-name="P51">descripción: “arroz, ceboll<text:span text:style-name="T51">í</text:span>n, carne y mucho amor”</text:p>
            <text:p text:style-name="P51">stock: 30</text:p>
            <text:p text:style-name="P51">precio: 2500</text:p>
            <text:p text:style-name="P51"/>
            <text:p text:style-name="P52">Formas de pago:</text:p>
            <text:p text:style-name="P52">Efectivo</text:p>
            <text:p text:style-name="P52"/>
            <text:p text:style-name="P52">Favoritos: 3</text:p>
            <text:p text:style-name="P99">Es decir hay que agregar 2 usuarios que tengan a este vendedor como favorito</text:p>
          </table:table-cell>
          <table:covered-table-cell/>
        </table:table-row>
        <table:table-row>
          <table:table-cell table:style-name="Table4.A2" table:number-columns-spanned="5" office:value-type="string">
            <text:p text:style-name="P1">Acciones:</text:p>
            <text:p text:style-name="P1">-<text:span text:style-name="T37">Entrar al sitio (Landing Page)</text:span></text:p>
            <text:p text:style-name="P1">-<text:span text:style-name="T37">Hacer click en iniciar sesión</text:span></text:p>
            <text:p text:style-name="P12">-<text:span text:style-name="T38">Iniciar sesión (user: elschino ; pass: chapsui) (RF-2-3)</text:span></text:p>
            <text:p text:style-name="P1">-<text:span text:style-name="T39">Ir a la Landing Page</text:span></text:p>
            <text:p text:style-name="P1">-<text:span text:style-name="T40">Verificar que no aparezca el ícono del vendedor (RF-3-1) (está inactivo)</text:span></text:p>
            <text:p text:style-name="P1">-<text:span text:style-name="T40">Ir al perfil del vendedor</text:span></text:p>
            <text:p text:style-name="P64">-<text:span text:style-name="T40">Verificar que aparece cómo inactivo (RF-3-2)</text:span></text:p>
            <text:p text:style-name="P64">-<text:span text:style-name="T44">Verificar que se muestre el número de favoritos (RF-22)</text:span></text:p>
            <text:p text:style-name="P65">-<text:span text:style-name="T44">Hacer click sobre editar el perfil del vendedor (nombre y foto) (RF-17-1)</text:span></text:p>
            <text:p text:style-name="P68">-<text:span text:style-name="T44">Cambiar el nombre a “Le Chino”, </text:span><text:span text:style-name="T23">cambiar foto3 a foto4</text:span><text:span text:style-name="T44">, la categoría a “chinese”, la descripción a “Directamente de China”, stock de 30 a 23, precio a 2600 (RF-17-2) (RF-18-1) (RF-24-1)</text:span></text:p>
            <text:p text:style-name="P66">-<text:span text:style-name="T45">Guardar los cambios</text:span></text:p>
            <text:p text:style-name="P66">-<text:span text:style-name="T45">Verificar que se cambiaron tanto el nombre como la foto (RF-17-3)</text:span></text:p>
            <text:p text:style-name="P67">-<text:span text:style-name="T46">Verificar que se cambio la información del producto (RF-24-2)</text:span></text:p>
            <text:p text:style-name="P70"><text:soft-page-break/>-<text:span text:style-name="T47">Verificar que se cambio el stock (RF-18-2)</text:span></text:p>
            <text:p text:style-name="P71">-<text:span text:style-name="T48">Agregar un nuevo producto: Nombre “Chapsui de Pollo”, </text:span><text:span text:style-name="T21">foto fotoChapsui</text:span><text:span text:style-name="T48">, categoría “chinese”, descripción “Rico chapsui de pollo!”, stock 20, precio 2500 (RF-24-3)</text:span></text:p>
            <text:p text:style-name="P71">-<text:span text:style-name="T48">Verificar que se agregó el producto “Chapsui de Pollo” (RF-24-4) </text:span></text:p>
            <text:p text:style-name="P11">-<text:span text:style-name="T41">Cambiar el estado de inactivo a activo (RF-19-1)</text:span></text:p>
            <text:p text:style-name="P11">-<text:span text:style-name="T41">Verificar que efectivamente está activo (RF-19-2)</text:span></text:p>
            <text:p text:style-name="P73">-<text:span text:style-name="T49">Editar formas de pago, agregar “tarjeta de crédito” (RF-21-1) y guardar los cambios</text:span></text:p>
            <text:p text:style-name="P73">-<text:span text:style-name="T49">Verificar que se cambiaron las formas de pago (RF-21-2)</text:span></text:p>
            <text:p text:style-name="P11">-<text:span text:style-name="T42">Ir a la Landing Page</text:span></text:p>
            <text:p text:style-name="P72">-<text:span text:style-name="T42">Verificar que ahora aparece el ícono del vendedor (RF-3-2) (RF-19-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5" office:value-type="string">
            <text:p text:style-name="P1">Finalización:</text:p>
            <text:p text:style-name="P1">-<text:span text:style-name="T43">Cerrar sesión</text:span></text:p>
            <text:p text:style-name="P1">-<text:span text:style-name="T43">Ir a la Landing Page</text:span></text:p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6" table:number-columns-spanned="2" office:value-type="string">
            <text:p text:style-name="P1">Salida Esperada:</text:p>
          </table:table-cell>
          <table:covered-table-cell/>
          <table:table-cell table:style-name="Table4.A6" office:value-type="string">
            <text:p text:style-name="P13">Y / N</text:p>
          </table:table-cell>
          <table:table-cell table:style-name="Table4.C1" table:number-columns-spanned="2" office:value-type="string">
            <text:p text:style-name="P1">Salida Recibida <text:span text:style-name="T1">(comentario)</text:span></text:p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5">Logra iniciar sesión</text:p>
          </table:table-cell>
          <table:covered-table-cell/>
          <table:table-cell table:style-name="Table4.A6" office:value-type="string">
            <text:p text:style-name="P13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5">No aparece en el mapa (<text:span text:style-name="T50">inactivo</text:span>)</text:p>
          </table:table-cell>
          <table:covered-table-cell/>
          <table:table-cell table:style-name="Table4.A6" office:value-type="string">
            <text:p text:style-name="P13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40">Aparece cómo inactivo <text:span text:style-name="T33">en el perfil</text:span></text:p>
          </table:table-cell>
          <table:covered-table-cell/>
          <table:table-cell table:style-name="Table4.A6" office:value-type="string">
            <text:p text:style-name="P13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5">Aparece el número de favoritos (<text:span text:style-name="T50">3</text:span>)</text:p>
          </table:table-cell>
          <table:covered-table-cell/>
          <table:table-cell table:style-name="Table4.A6" office:value-type="string">
            <text:p text:style-name="P13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5">Logra editar nombre (“<text:span text:style-name="T50">El Chino</text:span>” → “<text:span text:style-name="T50">Le Chino</text:span>”)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5">Logra editar foto de perfil (<text:span text:style-name="T18">foto</text:span><text:span text:style-name="T22">3</text:span><text:span text:style-name="T18"> → foto</text:span><text:span text:style-name="T22">4</text:span>)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5">Logra cambiar categoría (“<text:span text:style-name="T52">Comida china</text:span>” → “<text:span text:style-name="T51">chinese</text:span>”)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87">Logra cambiar descripción (“<text:span text:style-name="T51">Arroz, cebollín, carne y mucho amor</text:span>” → “<text:span text:style-name="T52">Directamente de China</text:span>”)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6">Logra cambiar stock (<text:span text:style-name="T52">30</text:span> → <text:span text:style-name="T52">23</text:span>)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6">Logra cambiar precio (<text:span text:style-name="T52">2500</text:span> → <text:span text:style-name="T52">26</text:span>00)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7">Logra agregar nuevo producto (“<text:span text:style-name="T52">Chapsui de Pollo</text:span>”)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8">Logra c<text:span text:style-name="T52">ambiar estado (inactivo → activo)</text:span>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9">Aparece cómo activo en el perfil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45">Logra cambiar métodos de pago (Efectivo → (Efectivo, Débito, Crédito, Junaeb))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2" office:value-type="string">
            <text:p text:style-name="P46">Aparece ícono de vendedor en el mapa (<text:span text:style-name="T52">activo</text:span>)</text:p>
          </table:table-cell>
          <table:covered-table-cell/>
          <table:table-cell table:style-name="Table4.A6" office:value-type="string">
            <text:p text:style-name="P14"/>
          </table:table-cell>
          <table:table-cell table:style-name="Table4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4.A6" table:number-columns-spanned="3" office:value-type="string">
            <text:p text:style-name="P1">Resultado: </text:p>
            <text:p text:style-name="P1">PASS <text:s text:c="8"/><text:span text:style-name="T1">X</text:span></text:p>
            <text:p text:style-name="P1">FAIL <text:s text:c="8"/><text:span text:style-name="T1">X</text:span></text:p>
          </table:table-cell>
          <table:covered-table-cell/>
          <table:covered-table-cell/>
          <table:table-cell table:style-name="Table4.A2" table:number-columns-spanned="2" office:value-type="string">
            <text:p text:style-name="P1">Severidad: </text:p>
            <text:p text:style-name="P1">GRAVE <text:s text:c="9"/><text:span text:style-name="T1">X</text:span> <text:s text:c="20"/><text:span text:style-name="T1">X</text:span> <text:s text:c="5"/>MAYOR</text:p>
            <text:p text:style-name="P1">NORMAL <text:s text:c="5"/><text:span text:style-name="T1">X</text:span> <text:s text:c="20"/><text:span text:style-name="T1">X</text:span> <text:s text:c="5"/>MENOR</text:p>
          </table:table-cell>
          <table:covered-table-cell/>
        </table:table-row>
        <table:table-row>
          <table:table-cell table:style-name="Table4.A6" table:number-columns-spanned="4" office:value-type="string">
            <text:p text:style-name="P1">Seguimiento:</text:p>
          </table:table-cell>
          <table:covered-table-cell/>
          <table:covered-table-cell/>
          <table:covered-table-cell/>
          <table:table-cell table:style-name="Table4.A2" office:value-type="string">
            <text:p text:style-name="P1">Estado:</text:p>
            <text:p text:style-name="P1">NO INICADO <text:s text:c="6"/><text:span text:style-name="T1">X</text:span></text:p>
            <text:p text:style-name="P1"><text:soft-page-break/>EN CURSO <text:s text:c="10"/><text:span text:style-name="T1">X</text:span></text:p>
            <text:p text:style-name="P1">TERMINADO <text:s text:c="5"/><text:span text:style-name="T1">X</text:span></text:p>
          </table:table-cell>
        </table:table-row>
      </table:table>
      <text:p text:style-name="P57"/>
      <text:p text:style-name="P61"/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4">ID: <text:span text:style-name="T53">TC-04</text:span></text:p>
          </table:table-cell>
          <table:table-cell table:style-name="Table1.A1" office:value-type="string">
            <text:p text:style-name="P74">Versión: <text:span text:style-name="T53">1.0</text:span></text:p>
          </table:table-cell>
          <table:table-cell table:style-name="Table1.C1" table:number-columns-spanned="3" office:value-type="string">
            <text:p text:style-name="P74">Autor: <text:span text:style-name="T53">Lucas Puebla Silva</text:span></text:p>
          </table:table-cell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4">Nombre Caso de Prueba:</text:p>
            <text:p text:style-name="P101">Verificación de Alerta policial, tanto en alumnos como vendedor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4">Requerimientos Testeados:</text:p>
            <text:p text:style-name="P108">RF-28 ; RF-3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4">Propósito:</text:p>
            <text:p text:style-name="P101">Verificar el correcto funcionamiento tanto de “lanzar una alerta” como de “recibir una alerta, por parte de <text:span text:style-name="T54">los alumnos y distintos vendedor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4">Dependencias:</text:p>
            <text:p text:style-name="P7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3" office:value-type="string">
            <text:p text:style-name="P74">Inicialización:</text:p>
            <text:p text:style-name="P102">Se deben agregar a la base de datos los usuarios indicados en Ambiente de prueba.</text:p>
            <text:p text:style-name="P104">Se deben poder utilizar los <text:span text:style-name="T56">2</text:span> usuarios a la vez! (o al menos 2 y realizar un cambio)</text:p>
          </table:table-cell>
          <table:covered-table-cell/>
          <table:covered-table-cell/>
          <table:table-cell table:style-name="Table1.A2" table:number-columns-spanned="2" office:value-type="string">
            <text:p text:style-name="P74">Ambiente de Prueba:</text:p>
            <text:p text:style-name="P103">User: juan ; Pass: 1234 ; Alumno</text:p>
            <text:p text:style-name="P103"/>
            <text:p text:style-name="P103">User: elchino ; pass: chapsui ; VendedorAmbulante</text:p>
            <text:p text:style-name="P106">A menos de 15m del usuario juan</text:p>
            <text:p text:style-name="P106">A menos de 15m del usuario gohan</text:p>
            <text:p text:style-name="P103"/>
            <text:p text:style-name="P105">User: gohan ; sushialplato ; VendedorAmbulante</text:p>
            <text:p text:style-name="P106">A más de 15m del usuario juan</text:p>
            <text:p text:style-name="P106">A menos de 15m del usuario elchino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74">Acciones<text:span text:style-name="T55">1</text:span>:</text:p>
            <text:p text:style-name="P74">-<text:span text:style-name="T55">Entrar a la landing page (3 usuarios)</text:span></text:p>
            <text:p text:style-name="P74">-<text:span text:style-name="T55">Hacer click sobre iniciar sesión (3 usuarios)</text:span></text:p>
            <text:p text:style-name="P75">-<text:span text:style-name="T55">Iniciar sesión (juan ; 1234) ; (elchino ; chapsui) ; (gohan ; sushialplato)</text:span></text:p>
            <text:p text:style-name="P74">-<text:span text:style-name="T55">Volver a la Landing Page</text:span></text:p>
            <text:p text:style-name="P74">-<text:span text:style-name="T56">Lanzar alarma (usuario juan only) (RF-28-1)</text:span></text:p>
            <text:p text:style-name="P76">-<text:span text:style-name="T56">Verificar que efectivamente llega una notificación de alerta (usuario elchino only) (RF-32-1)</text:span></text:p>
            <text:p text:style-name="P81">-<text:span text:style-name="T57">Apagar la alarma (usuario juan only)</text:span></text:p>
            <text:p text:style-name="P76">-<text:span text:style-name="T57">Lanzar alarma (usuario elchino only) (RF-28-2)</text:span></text:p>
            <text:p text:style-name="P76">-<text:span text:style-name="T57">Verificar que efectivamente llega una notificación de alerta (usuario gohan </text:span><text:span text:style-name="T24">y usuario elchino</text:span><text:span text:style-name="T57">) (RF-32-2)</text:span></text:p>
            <text:p text:style-name="P77"><text:span text:style-name="T18">-</text:span><text:span text:style-name="T24">Apagar la alarma (usuario elchino only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4">Finalización:</text:p>
            <text:p text:style-name="P74">-<text:span text:style-name="T58">Cerrar sesión (3 usuarios)</text:span></text:p>
            <text:p text:style-name="P74">-<text:span text:style-name="T59">Ir a la Landing pag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2" office:value-type="string">
            <text:p text:style-name="P74">Salida Esperada:</text:p>
          </table:table-cell>
          <table:covered-table-cell/>
          <table:table-cell table:style-name="Table1.A6" office:value-type="string">
            <text:p text:style-name="P84">Y / N</text:p>
          </table:table-cell>
          <table:table-cell table:style-name="Table1.C1" table:number-columns-spanned="2" office:value-type="string">
            <text:p text:style-name="P74">Salida Recibida <text:span text:style-name="T1">(comentario)</text:span></text:p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07">Logra lanzar alarma (alumno)</text:p>
          </table:table-cell>
          <table:covered-table-cell/>
          <table:table-cell table:style-name="Table1.A6" office:value-type="string">
            <text:p text:style-name="P84"/>
          </table:table-cell>
          <table:table-cell table:style-name="Table1.A2" table:number-columns-spanned="2" office:value-type="string">
            <text:p text:style-name="P74"/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07">Logra recibir alarma (elchino)</text:p>
          </table:table-cell>
          <table:covered-table-cell/>
          <table:table-cell table:style-name="Table1.A6" office:value-type="string">
            <text:p text:style-name="P84"/>
          </table:table-cell>
          <table:table-cell table:style-name="Table1.A2" table:number-columns-spanned="2" office:value-type="string">
            <text:p text:style-name="P74"/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07"><text:span text:style-name="T18">Logra apagar alarma (alumno juan)</text:span></text:p>
          </table:table-cell>
          <table:covered-table-cell/>
          <table:table-cell table:style-name="Table1.A6" office:value-type="string">
            <text:p text:style-name="P84"/>
          </table:table-cell>
          <table:table-cell table:style-name="Table1.A2" table:number-columns-spanned="2" office:value-type="string">
            <text:p text:style-name="P74"/>
          </table:table-cell>
          <table:covered-table-cell/>
        </table:table-row>
        <text:soft-page-break/>
        <table:table-row>
          <table:table-cell table:style-name="Table1.A6" table:number-columns-spanned="2" office:value-type="string">
            <text:p text:style-name="P107">Logra lanzar alarma (elchino)</text:p>
          </table:table-cell>
          <table:covered-table-cell/>
          <table:table-cell table:style-name="Table1.A6" office:value-type="string">
            <text:p text:style-name="P84"/>
          </table:table-cell>
          <table:table-cell table:style-name="Table1.A2" table:number-columns-spanned="2" office:value-type="string">
            <text:p text:style-name="P74"/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07">Logra recibir alarma (gohan <text:span text:style-name="T18">y el chino</text:span>)</text:p>
          </table:table-cell>
          <table:covered-table-cell/>
          <table:table-cell table:style-name="Table1.A6" office:value-type="string">
            <text:p text:style-name="P90"/>
          </table:table-cell>
          <table:table-cell table:style-name="Table1.A2" table:number-columns-spanned="2" office:value-type="string">
            <text:p text:style-name="P74"/>
          </table:table-cell>
          <table:covered-table-cell/>
        </table:table-row>
        <table:table-row>
          <table:table-cell table:style-name="Table1.A6" table:number-columns-spanned="2" office:value-type="string">
            <text:p text:style-name="P83">Logra apagar alarma (elchino)</text:p>
          </table:table-cell>
          <table:covered-table-cell/>
          <table:table-cell table:style-name="Table1.A6" office:value-type="string">
            <text:p text:style-name="P90"/>
          </table:table-cell>
          <table:table-cell table:style-name="Table1.A2" table:number-columns-spanned="2" office:value-type="string">
            <text:p text:style-name="P74"/>
          </table:table-cell>
          <table:covered-table-cell/>
        </table:table-row>
        <table:table-row>
          <table:table-cell table:style-name="Table1.A6" table:number-columns-spanned="3" office:value-type="string">
            <text:p text:style-name="P74">Resultado: </text:p>
            <text:p text:style-name="P74">PASS <text:s text:c="8"/><text:span text:style-name="T1">X</text:span></text:p>
            <text:p text:style-name="P74">FAIL <text:s text:c="8"/><text:span text:style-name="T1">X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74">Severidad: </text:p>
            <text:p text:style-name="P74">GRAVE <text:s text:c="9"/><text:span text:style-name="T1">X</text:span> <text:s text:c="20"/><text:span text:style-name="T1">X</text:span> <text:s text:c="5"/>MAYOR</text:p>
            <text:p text:style-name="P74">NORMAL <text:s text:c="5"/><text:span text:style-name="T1">X</text:span> <text:s text:c="20"/><text:span text:style-name="T1">X</text:span> <text:s text:c="5"/>MENOR</text:p>
          </table:table-cell>
          <table:covered-table-cell/>
        </table:table-row>
        <table:table-row>
          <table:table-cell table:style-name="Table1.A6" table:number-columns-spanned="4" office:value-type="string">
            <text:p text:style-name="P74">Seguimiento:</text:p>
          </table:table-cell>
          <table:covered-table-cell/>
          <table:covered-table-cell/>
          <table:covered-table-cell/>
          <table:table-cell table:style-name="Table1.A2" office:value-type="string">
            <text:p text:style-name="P74">Estado:</text:p>
            <text:p text:style-name="P74">NO INICADO <text:s text:c="6"/><text:span text:style-name="T1">X</text:span></text:p>
            <text:p text:style-name="P74">EN CURSO <text:s text:c="10"/><text:span text:style-name="T1">X</text:span></text:p>
            <text:p text:style-name="P74">TERMINADO <text:s text:c="5"/><text:span text:style-name="T1">X</text:span></text:p>
          </table:table-cell>
        </table:table-row>
      </table:table>
      <text:p text:style-name="P59"/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78">ID: <text:span text:style-name="T60">TC-05</text:span></text:p>
          </table:table-cell>
          <table:table-cell table:style-name="Table5.A1" office:value-type="string">
            <text:p text:style-name="P78">Versión: <text:span text:style-name="T60">1.0</text:span></text:p>
          </table:table-cell>
          <table:table-cell table:style-name="Table5.C1" table:number-columns-spanned="3" office:value-type="string">
            <text:p text:style-name="P78">Autor: <text:span text:style-name="T60">Lucas Puebla Silva</text:span></text:p>
          </table:table-cell>
          <table:covered-table-cell/>
          <table:covered-table-cell/>
        </table:table-row>
        <table:table-row>
          <table:table-cell table:style-name="Table5.A2" table:number-columns-spanned="5" office:value-type="string">
            <text:p text:style-name="P78">Nombre Caso de Prueba:</text:p>
            <text:p text:style-name="P109">Prueba sobre el filtro de tiempo de las estadístic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5" office:value-type="string">
            <text:p text:style-name="P78">Requerimientos Testeados:</text:p>
            <text:p text:style-name="P109">RF-3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5" office:value-type="string">
            <text:p text:style-name="P78">Propósito:</text:p>
            <text:p text:style-name="P109">Probar que funciona correctamente el filtro de tiempo de las estadístic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5" office:value-type="string">
            <text:p text:style-name="P78">Dependencias:</text:p>
            <text:p text:style-name="P82">?????????????????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table:number-columns-spanned="3" office:value-type="string">
            <text:p text:style-name="P78">Inicialización:</text:p>
            <text:p text:style-name="P110">Se deben agregar a la DB los usuarios especificados en el Ambiente de Prueba.</text:p>
            <text:p text:style-name="P78"/>
          </table:table-cell>
          <table:covered-table-cell/>
          <table:covered-table-cell/>
          <table:table-cell table:style-name="Table5.A2" table:number-columns-spanned="2" office:value-type="string">
            <text:p text:style-name="P78">Ambiente de Prueba:</text:p>
            <text:p text:style-name="P110">User: elchino ; pass: chapsui ; vendedorAmbulante</text:p>
            <text:p text:style-name="P110"/>
            <text:p text:style-name="P111">Poseer historial de ventas en 2 momentos:</text:p>
            <text:p text:style-name="P111">-Venta de 15 Carnes Mongolianas el dia 23/6/17</text:p>
            <text:p text:style-name="P111">-Venta de 30 Carnes Mongolianas el dia 27/6/17</text:p>
          </table:table-cell>
          <table:covered-table-cell/>
        </table:table-row>
        <table:table-row>
          <table:table-cell table:style-name="Table5.A2" table:number-columns-spanned="5" office:value-type="string">
            <text:p text:style-name="P78">Acciones:</text:p>
            <text:p text:style-name="P78">-<text:span text:style-name="T61">Ir a la Landing Page</text:span></text:p>
            <text:p text:style-name="P78">-<text:span text:style-name="T61">Hacer click sobre iniciar sesión</text:span></text:p>
            <text:p text:style-name="P78">-<text:span text:style-name="T61">Iniciar sesión (elchino ; chapsui)</text:span></text:p>
            <text:p text:style-name="P78">-<text:span text:style-name="T62">Ir a las estadísticas de venta (RF-33-1)</text:span></text:p>
            <text:p text:style-name="P79">-<text:span text:style-name="T62">Poner el filtro de tiempo entre los dias 23/6/17 – 27/6/17 (RF-33-2)</text:span></text:p>
            <text:p text:style-name="P79">-<text:span text:style-name="T62">Verificar que salgan las estadísticas correspondientes (RF-33-3)</text:span></text:p>
            <text:p text:style-name="P79">-<text:span text:style-name="T62">Poner el filtro de tiempo entre los dias 25/6/17 – 27/6/17 (RF-33-4)</text:span></text:p>
            <text:p text:style-name="P79">-<text:span text:style-name="T62">Verificar que cambian las estadísticas y que corresponden a las ventas realizadas (RF-33-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5" office:value-type="string">
            <text:p text:style-name="P78">Finalización:</text:p>
            <text:p text:style-name="P78">-<text:span text:style-name="T63">Cerrar sesión</text:span></text:p>
            <text:p text:style-name="P78">-<text:span text:style-name="T63">Ir a la Landing Pag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table:number-columns-spanned="2" office:value-type="string">
            <text:p text:style-name="P78">Salida Esperada:</text:p>
          </table:table-cell>
          <table:covered-table-cell/>
          <table:table-cell table:style-name="Table5.A6" office:value-type="string">
            <text:p text:style-name="P85">Y / N</text:p>
          </table:table-cell>
          <table:table-cell table:style-name="Table5.C1" table:number-columns-spanned="2" office:value-type="string">
            <text:p text:style-name="P78">Salida Recibida <text:span text:style-name="T1">(comentario)</text:span></text:p>
          </table:table-cell>
          <table:covered-table-cell/>
        </table:table-row>
        <table:table-row>
          <table:table-cell table:style-name="Table5.A6" table:number-columns-spanned="2" office:value-type="string">
            <text:p text:style-name="P112">Se ven las estadísticas</text:p>
          </table:table-cell>
          <table:covered-table-cell/>
          <table:table-cell table:style-name="Table5.A6" office:value-type="string">
            <text:p text:style-name="P85"/>
          </table:table-cell>
          <table:table-cell table:style-name="Table5.A2" table:number-columns-spanned="2" office:value-type="string">
            <text:p text:style-name="P78"/>
          </table:table-cell>
          <table:covered-table-cell/>
        </table:table-row>
        <table:table-row>
          <table:table-cell table:style-name="Table5.A6" table:number-columns-spanned="2" office:value-type="string">
            <text:p text:style-name="P112">Las estadísticas son correctas</text:p>
          </table:table-cell>
          <table:covered-table-cell/>
          <table:table-cell table:style-name="Table5.A6" office:value-type="string">
            <text:p text:style-name="P85"/>
          </table:table-cell>
          <table:table-cell table:style-name="Table5.A2" table:number-columns-spanned="2" office:value-type="string">
            <text:p text:style-name="P78"/>
          </table:table-cell>
          <table:covered-table-cell/>
        </table:table-row>
        <table:table-row>
          <table:table-cell table:style-name="Table5.A6" table:number-columns-spanned="2" office:value-type="string">
            <text:p text:style-name="P112">Se puede cambiar el filtro de tiempo</text:p>
          </table:table-cell>
          <table:covered-table-cell/>
          <table:table-cell table:style-name="Table5.A6" office:value-type="string">
            <text:p text:style-name="P85"/>
          </table:table-cell>
          <table:table-cell table:style-name="Table5.A2" table:number-columns-spanned="2" office:value-type="string">
            <text:p text:style-name="P78"/>
          </table:table-cell>
          <table:covered-table-cell/>
        </table:table-row>
        <table:table-row>
          <table:table-cell table:style-name="Table5.A6" table:number-columns-spanned="2" office:value-type="string">
            <text:p text:style-name="P112">Luego de cambiar el filtro, las estadísitcas siguen siendo correctas</text:p>
          </table:table-cell>
          <table:covered-table-cell/>
          <table:table-cell table:style-name="Table5.A6" office:value-type="string">
            <text:p text:style-name="P85"/>
          </table:table-cell>
          <table:table-cell table:style-name="Table5.A2" table:number-columns-spanned="2" office:value-type="string">
            <text:p text:style-name="P78"/>
          </table:table-cell>
          <table:covered-table-cell/>
        </table:table-row>
        <table:table-row>
          <table:table-cell table:style-name="Table5.A6" table:number-columns-spanned="3" office:value-type="string">
            <text:p text:style-name="P78">Resultado: </text:p>
            <text:p text:style-name="P78">PASS <text:s text:c="8"/><text:span text:style-name="T1">X</text:span></text:p>
            <text:p text:style-name="P78">FAIL <text:s text:c="8"/><text:span text:style-name="T1">X</text:span></text:p>
          </table:table-cell>
          <table:covered-table-cell/>
          <table:covered-table-cell/>
          <table:table-cell table:style-name="Table5.A2" table:number-columns-spanned="2" office:value-type="string">
            <text:p text:style-name="P78">Severidad: </text:p>
            <text:p text:style-name="P78">GRAVE <text:s text:c="9"/><text:span text:style-name="T1">X</text:span> <text:s text:c="20"/><text:span text:style-name="T1">X</text:span> <text:s text:c="5"/>MAYOR</text:p>
            <text:p text:style-name="P78">NORMAL <text:s text:c="5"/><text:span text:style-name="T1">X</text:span> <text:s text:c="20"/><text:span text:style-name="T1">X</text:span> <text:s text:c="5"/>MENOR</text:p>
          </table:table-cell>
          <table:covered-table-cell/>
        </table:table-row>
        <table:table-row>
          <table:table-cell table:style-name="Table5.A6" table:number-columns-spanned="4" office:value-type="string">
            <text:p text:style-name="P78">Seguimiento:</text:p>
          </table:table-cell>
          <table:covered-table-cell/>
          <table:covered-table-cell/>
          <table:covered-table-cell/>
          <table:table-cell table:style-name="Table5.A2" office:value-type="string">
            <text:p text:style-name="P78">Estado:</text:p>
            <text:p text:style-name="P78">NO INICADO <text:s text:c="6"/><text:span text:style-name="T1">X</text:span></text:p>
            <text:p text:style-name="P78">EN CURSO <text:s text:c="10"/><text:span text:style-name="T1">X</text:span></text:p>
            <text:p text:style-name="P78"><text:soft-page-break/>TERMINADO <text:s text:c="5"/><text:span text:style-name="T1">X</text:span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23:56:06.399372895</meta:creation-date>
    <dc:date>2017-06-23T16:33:31.026266266</dc:date>
    <meta:editing-duration>PT3H47M5S</meta:editing-duration>
    <meta:editing-cycles>118</meta:editing-cycles>
    <meta:generator>LibreOffice/5.1.6.2$Linux_X86_64 LibreOffice_project/10m0$Build-2</meta:generator>
    <meta:document-statistic meta:table-count="5" meta:image-count="0" meta:object-count="0" meta:page-count="13" meta:paragraph-count="361" meta:word-count="2202" meta:character-count="13997" meta:non-whitespace-character-count="11628"/>
  </office:meta>
</office:document-meta>
</file>